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officeooo:rsid="000c6baf" officeooo:paragraph-rsid="000c6baf"/>
    </style:style>
    <style:style style:name="P2" style:family="paragraph" style:parent-style-name="Standard">
      <style:paragraph-properties fo:text-align="start" style:justify-single-word="false"/>
      <style:text-properties style:font-name="Times New Roman" officeooo:rsid="000c6baf" officeooo:paragraph-rsid="000c6baf"/>
    </style:style>
    <style:style style:name="P3" style:family="paragraph" style:parent-style-name="Standard">
      <style:paragraph-properties fo:text-align="center" style:justify-single-word="false"/>
      <style:text-properties style:font-name="Times New Roman" officeooo:rsid="000c6baf" officeooo:paragraph-rsid="000c6baf"/>
    </style:style>
    <style:style style:name="P4" style:family="paragraph" style:parent-style-name="Standard">
      <style:paragraph-properties fo:text-align="start" style:justify-single-word="false"/>
      <style:text-properties style:font-name="Times New Roman" officeooo:rsid="000d6a2a" officeooo:paragraph-rsid="000d6a2a"/>
    </style:style>
    <style:style style:name="P5" style:family="paragraph" style:parent-style-name="Standard">
      <style:paragraph-properties fo:text-align="start" style:justify-single-word="false"/>
      <style:text-properties style:font-name="Times New Roman" officeooo:rsid="000ebb42" officeooo:paragraph-rsid="000ebb42"/>
    </style:style>
    <style:style style:name="P6" style:family="paragraph" style:parent-style-name="Standard">
      <style:paragraph-properties fo:text-align="start" style:justify-single-word="false"/>
      <style:text-properties style:font-name="Times New Roman" officeooo:rsid="000fd13b" officeooo:paragraph-rsid="001c1d5b"/>
    </style:style>
    <style:style style:name="P7" style:family="paragraph" style:parent-style-name="Standard">
      <style:paragraph-properties fo:text-align="start" style:justify-single-word="false"/>
      <style:text-properties style:font-name="Times New Roman" officeooo:rsid="0012f511" officeooo:paragraph-rsid="001c1d5b"/>
    </style:style>
    <style:style style:name="P8" style:family="paragraph" style:parent-style-name="Standard">
      <style:paragraph-properties fo:text-align="start" style:justify-single-word="false"/>
      <style:text-properties style:font-name="Times New Roman" officeooo:rsid="001484aa" officeooo:paragraph-rsid="001484aa"/>
    </style:style>
    <style:style style:name="P9" style:family="paragraph" style:parent-style-name="Standard">
      <style:paragraph-properties fo:text-align="start" style:justify-single-word="false"/>
      <style:text-properties style:font-name="Times New Roman" officeooo:rsid="0019b189" officeooo:paragraph-rsid="0019b189"/>
    </style:style>
    <style:style style:name="P10" style:family="paragraph" style:parent-style-name="Standard">
      <style:paragraph-properties fo:text-align="start" style:justify-single-word="false"/>
      <style:text-properties style:font-name="Times New Roman" officeooo:rsid="001c1d5b" officeooo:paragraph-rsid="001c1d5b"/>
    </style:style>
    <style:style style:name="T1" style:family="text">
      <style:text-properties officeooo:rsid="000d6a2a"/>
    </style:style>
    <style:style style:name="T2" style:family="text">
      <style:text-properties officeooo:rsid="000f3b5b"/>
    </style:style>
    <style:style style:name="T3" style:family="text">
      <style:text-properties officeooo:rsid="00109168"/>
    </style:style>
    <style:style style:name="T4" style:family="text">
      <style:text-properties officeooo:rsid="0015950b"/>
    </style:style>
    <style:style style:name="T5" style:family="text">
      <style:text-properties officeooo:rsid="00173eef"/>
    </style:style>
    <style:style style:name="T6" style:family="text">
      <style:text-properties officeooo:rsid="0017bbb9"/>
    </style:style>
    <style:style style:name="T7" style:family="text">
      <style:text-properties officeooo:rsid="001809d9"/>
    </style:style>
    <style:style style:name="T8" style:family="text">
      <style:text-properties officeooo:rsid="0019b189"/>
    </style:style>
    <style:style style:name="T9" style:family="text">
      <style:text-properties officeooo:rsid="001c1d5b"/>
    </style:style>
    <style:style style:name="T10" style:family="text">
      <style:text-properties officeooo:rsid="001d92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STA <text:span text:style-name="T1">T</text:span>hreat <text:span text:style-name="T1">M</text:span>odeling</text:p>
      <text:p text:style-name="P1"/>
      <text:p text:style-name="P4">Business and Security Objectives</text:p>
      <text:p text:style-name="P4"/>
      <text:p text:style-name="P5">The objective is to create <text:span text:style-name="T5">an</text:span> application that allows users to buy and sell sneakers. The application should be easy to use. The application should keep user data secure. The application should facilitate good communication between buyers and sellers.<text:span text:style-name="T4"> The applica</text:span><text:span text:style-name="T6">tion</text:span><text:span text:style-name="T4"> must process financial transactions and must be in compliance with PCI DSS.</text:span></text:p>
      <text:p text:style-name="P4"/>
      <text:p text:style-name="P4">Technical Scope</text:p>
      <text:p text:style-name="P4"/>
      <text:p text:style-name="P5"><text:span text:style-name="T7">I chose to focus on </text:span>SQL <text:span text:style-name="T7">which is</text:span> used to access data <text:span text:style-name="T7">in the application</text:span><text:span text:style-name="T9">.</text:span></text:p>
      <text:p text:style-name="P4"/>
      <text:p text:style-name="P4">Decompose Application</text:p>
      <text:p text:style-name="P4"/>
      <text:p text:style-name="P5">SQL is used for user queries for searching for products <text:span text:style-name="T8">stored </text:span>in a database<text:span text:style-name="T3">.</text:span></text:p>
      <text:p text:style-name="P5"/>
      <text:p text:style-name="P9">User &lt;-&gt; Product Search Process &lt;-&gt; Database</text:p>
      <text:p text:style-name="P5"/>
      <text:p text:style-name="P4">Threat Analysis</text:p>
      <text:p text:style-name="P4"/>
      <text:p text:style-name="P6"><text:span text:style-name="T10">Treats include </text:span>SQL injections attacks such as in band, out of band, and inferential.</text:p>
      <text:p text:style-name="P4"/>
      <text:p text:style-name="P4">Vulnerability Analysis</text:p>
      <text:p text:style-name="P4"/>
      <text:p text:style-name="P7">The lack of prepared statements is an issue for SQL injection attacks.</text:p>
      <text:p text:style-name="P4"/>
      <text:p text:style-name="P4">Attack Modeling</text:p>
      <text:p text:style-name="P4"/>
      <text:p text:style-name="P10">User data -- SQL Injection -- Lack of Prepared Statements</text:p>
      <text:p text:style-name="P10"><text:s text:c="8"/>|</text:p>
      <text:p text:style-name="P10"><text:s/>Session Hijacking -- Weak Login credentials</text:p>
      <text:p text:style-name="P4"/>
      <text:p text:style-name="P4">Risk Analysis and Impact</text:p>
      <text:p text:style-name="P4"/>
      <text:p text:style-name="P8">Security controls to mitigate SQL injection attacks include prepared statements, input sanitation, and input validation.</text:p>
      <text:p text:style-name="P4"/>
      <text:p text:style-name="P4"/>
      <text:p text:style-name="P4"/>
      <text:p text:style-name="P4"/>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26T09:36:08.959000000</dc:date>
    <meta:editing-duration>PT38M54S</meta:editing-duration>
    <meta:editing-cycles>16</meta:editing-cycles>
    <meta:generator>LibreOffice/7.4.3.2$Windows_X86_64 LibreOffice_project/1048a8393ae2eeec98dff31b5c133c5f1d08b890</meta:generator>
    <meta:document-statistic meta:table-count="0" meta:image-count="0" meta:object-count="0" meta:page-count="1" meta:paragraph-count="18" meta:word-count="168" meta:character-count="1085" meta:non-whitespace-character-count="926"/>
  </office:meta>
</office:document-meta>
</file>